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4cm" style:rel-column-width="8186*"/>
    </style:style>
    <style:style style:name="Table2.B" style:family="table-column">
      <style:table-column-properties style:column-width="2.125cm" style:rel-column-width="8193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83caff" fo:padding="0.097cm" fo:border="0.05pt solid #000000">
        <style:background-image/>
      </style:table-cell-properties>
    </style:style>
    <style:style style:name="Table2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4cm" style:rel-column-width="8186*"/>
    </style:style>
    <style:style style:name="Table3.B" style:family="table-column">
      <style:table-column-properties style:column-width="2.125cm" style:rel-column-width="8193*"/>
    </style:style>
    <style:style style:name="Table3.H" style:family="table-column">
      <style:table-column-properties style:column-width="2.127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83caff" fo:padding="0.097cm" fo:border="0.05pt solid #000000">
        <style:background-image/>
      </style:table-cell-properties>
    </style:style>
    <style:style style:name="Table3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Heading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0_1564693661"/>7.6000<text:bookmark-end text:name="__DdeLink__0_1564693661"/> <text:s text:c="3"/><text:bookmark-start text:name="__DdeLink__2_1564693661"/>1.9000<text:bookmark-end text:name="__DdeLink__2_1564693661"/> <text:s text:c="2"/><text:bookmark-start text:name="__DdeLink__4_1564693661"/><text:s/>0.8000<text:bookmark-end text:name="__DdeLink__4_1564693661"/> <text:s text:c="3"/><text:bookmark-start text:name="__DdeLink__6_1564693661"/>0.6000<text:bookmark-end text:name="__DdeLink__6_1564693661"/> <text:s text:c="3"/><text:bookmark-start text:name="__DdeLink__8_1564693661"/>2.2000<text:bookmark-end text:name="__DdeLink__8_1564693661"/> <text:s text:c="3"/><text:bookmark-start text:name="__DdeLink__10_1564693661"/>0.2000<text:bookmark-end text:name="__DdeLink__10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12_1564693661"/>0.8000<text:bookmark-end text:name="__DdeLink__12_1564693661"/> <text:s text:c="2"/><text:bookmark-start text:name="__DdeLink__14_1564693661"/>15.8000<text:bookmark-end text:name="__DdeLink__14_1564693661"/> <text:s text:c="3"/><text:bookmark-start text:name="__DdeLink__16_1564693661"/>0.3000<text:bookmark-end text:name="__DdeLink__16_1564693661"/> <text:s text:c="3"/>0.8000 <text:s text:c="3"/><text:bookmark-start text:name="__DdeLink__19_1564693661"/>1.5000<text:bookmark-end text:name="__DdeLink__19_1564693661"/> <text:s text:c="3"/><text:bookmark-start text:name="__DdeLink__21_1564693661"/>0.7000<text:bookmark-end text:name="__DdeLink__21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23_1564693661"/>0.5000<text:bookmark-end text:name="__DdeLink__23_1564693661"/> <text:s text:c="3"/><text:bookmark-start text:name="__DdeLink__25_1564693661"/>0.3000<text:bookmark-end text:name="__DdeLink__25_1564693661"/> <text:s text:c="3"/><text:bookmark-start text:name="__DdeLink__27_1564693661"/>8.1000<text:bookmark-end text:name="__DdeLink__27_1564693661"/> <text:s text:c="3"/><text:bookmark-start text:name="__DdeLink__29_1564693661"/>0.9000<text:bookmark-end text:name="__DdeLink__29_1564693661"/> <text:s text:c="3"/><text:bookmark-start text:name="__DdeLink__31_1564693661"/>0.5000<text:bookmark-end text:name="__DdeLink__31_1564693661"/> <text:s text:c="3"/><text:bookmark-start text:name="__DdeLink__33_1564693661"/>1.7000<text:bookmark-end text:name="__DdeLink__33_1564693661"/></text:p>
          </table:table-cell>
        </table:table-row>
        <table:table-row>
          <table:table-cell table:style-name="Table1.A2" office:value-type="string">
            <text:p text:style-name="Standard"><text:s text:c="9"/>0 <text:s text:c="3"/><text:bookmark-start text:name="__DdeLink__35_1564693661"/>1.1000<text:bookmark-end text:name="__DdeLink__35_1564693661"/> <text:s text:c="3"/><text:bookmark-start text:name="__DdeLink__37_1564693661"/>0.3000<text:bookmark-end text:name="__DdeLink__37_1564693661"/> <text:s text:c="2"/><text:bookmark-start text:name="__DdeLink__39_1564693661"/>20.0000<text:bookmark-end text:name="__DdeLink__39_1564693661"/> <text:s text:c="3"/><text:bookmark-start text:name="__DdeLink__41_1564693661"/>0.1000<text:bookmark-end text:name="__DdeLink__41_1564693661"/> <text:s text:c="3"/><text:bookmark-start text:name="__DdeLink__43_1564693661"/>0.3000<text:bookmark-end text:name="__DdeLink__43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45_1564693661"/>1.8000<text:bookmark-end text:name="__DdeLink__45_1564693661"/> <text:s text:c="3"/><text:bookmark-start text:name="__DdeLink__47_1564693661"/>2.5000<text:bookmark-end text:name="__DdeLink__47_1564693661"/> <text:s text:c="3"/><text:bookmark-start text:name="__DdeLink__49_1564693661"/>0.4000<text:bookmark-end text:name="__DdeLink__49_1564693661"/> <text:s text:c="3"/><text:bookmark-start text:name="__DdeLink__51_1564693661"/>0.6000<text:bookmark-end text:name="__DdeLink__51_1564693661"/> <text:s text:c="3"/><text:bookmark-start text:name="__DdeLink__53_1564693661"/>7.1000<text:bookmark-end text:name="__DdeLink__53_1564693661"/> <text:s text:c="3"/><text:bookmark-start text:name="__DdeLink__55_1564693661"/>0.9000<text:bookmark-end text:name="__DdeLink__55_1564693661"/></text:p>
          </table:table-cell>
        </table:table-row>
        <table:table-row>
          <table:table-cell table:style-name="Table1.A2" office:value-type="string">
            <text:p text:style-name="Standard"><text:s text:c="4"/><text:bookmark-start text:name="__DdeLink__57_1564693661"/>0.1000<text:bookmark-end text:name="__DdeLink__57_1564693661"/> <text:s text:c="3"/><text:bookmark-start text:name="__DdeLink__59_1564693661"/>0.1000<text:bookmark-end text:name="__DdeLink__59_1564693661"/> <text:s text:c="3"/><text:bookmark-start text:name="__DdeLink__61_1564693661"/>1.6000<text:bookmark-end text:name="__DdeLink__61_1564693661"/> <text:s text:c="3"/><text:bookmark-start text:name="__DdeLink__63_1564693661"/>1.1000<text:bookmark-end text:name="__DdeLink__63_1564693661"/> <text:s text:c="3"/>0.7000 <text:s text:c="2"/><text:bookmark-start text:name="__DdeLink__66_1564693661"/>17.4000<text:bookmark-end text:name="__DdeLink__66_1564693661"/></text:p>
          </table:table-cell>
        </table:table-row>
      </table:table>
      <text:p text:style-name="Standard"/>
      <text:p text:style-name="Standard"/>
      <text:p text:style-name="P1"><text:bookmark-start text:name="__DdeLink__69_1564693661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H"/>
        <table:table-header-rows>
          <table:table-row>
            <table:table-cell table:style-name="Table2.A1" table:number-rows-spanned="2" table:number-columns-spanned="2" office:value-type="string">
              <text:p text:style-name="P5">Six-output network</text:p>
            </table:table-cell>
            <table:covered-table-cell/>
            <table:table-cell table:style-name="Table2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2.C2" office:value-type="string">
            <text:p text:style-name="P6">1</text:p>
          </table:table-cell>
          <table:table-cell table:style-name="Table2.C2" office:value-type="string">
            <text:p text:style-name="P6">2</text:p>
          </table:table-cell>
          <table:table-cell table:style-name="Table2.C2" office:value-type="string">
            <text:p text:style-name="P6">3</text:p>
          </table:table-cell>
          <table:table-cell table:style-name="Table2.C2" office:value-type="string">
            <text:p text:style-name="P6">4</text:p>
          </table:table-cell>
          <table:table-cell table:style-name="Table2.C2" office:value-type="string">
            <text:p text:style-name="P6">5</text:p>
          </table:table-cell>
          <table:table-cell table:style-name="Table2.H2" office:value-type="string">
            <text:p text:style-name="P6">6</text:p>
          </table:table-cell>
        </table:table-row>
        <table:table-row>
          <table:table-cell table:style-name="Table2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2.A3" office:value-type="string">
            <text:p text:style-name="P3">1</text:p>
          </table:table-cell>
          <table:table-cell table:style-name="Table2.C3" office:value-type="string">
            <text:p text:style-name="P1">7.6000</text:p>
          </table:table-cell>
          <table:table-cell table:style-name="Table2.D3" office:value-type="string">
            <text:p text:style-name="P1">1.9000</text:p>
          </table:table-cell>
          <table:table-cell table:style-name="Table2.E3" office:value-type="string">
            <text:p text:style-name="P1">0.8000</text:p>
          </table:table-cell>
          <table:table-cell table:style-name="Table2.F3" office:value-type="string">
            <text:p text:style-name="P1">0.6000</text:p>
          </table:table-cell>
          <table:table-cell table:style-name="Table2.G3" office:value-type="string">
            <text:p text:style-name="P1">2.2000</text:p>
          </table:table-cell>
          <table:table-cell table:style-name="Table2.H3" office:value-type="string">
            <text:p text:style-name="P1">0.2000</text:p>
          </table:table-cell>
        </table:table-row>
        <table:table-row>
          <table:covered-table-cell/>
          <table:table-cell table:style-name="Table2.A3" office:value-type="string">
            <text:p text:style-name="P3">2</text:p>
          </table:table-cell>
          <table:table-cell table:style-name="Table2.C4" office:value-type="string">
            <text:p text:style-name="P1">0.8000</text:p>
          </table:table-cell>
          <table:table-cell table:style-name="Table2.C3" office:value-type="string">
            <text:p text:style-name="P1">15.8000</text:p>
          </table:table-cell>
          <table:table-cell table:style-name="Table2.E4" office:value-type="string">
            <text:p text:style-name="P1">0.3000</text:p>
          </table:table-cell>
          <table:table-cell table:style-name="Table2.F4" office:value-type="string">
            <text:p text:style-name="P1">0.8000</text:p>
          </table:table-cell>
          <table:table-cell table:style-name="Table2.G4" office:value-type="string">
            <text:p text:style-name="P1">1.5000</text:p>
          </table:table-cell>
          <table:table-cell table:style-name="Table2.H4" office:value-type="string">
            <text:p text:style-name="P1">0.7000</text:p>
          </table:table-cell>
        </table:table-row>
        <table:table-row>
          <table:covered-table-cell/>
          <table:table-cell table:style-name="Table2.A3" office:value-type="string">
            <text:p text:style-name="P3">3</text:p>
          </table:table-cell>
          <table:table-cell table:style-name="Table2.C5" office:value-type="string">
            <text:p text:style-name="P1">0.5000</text:p>
          </table:table-cell>
          <table:table-cell table:style-name="Table2.D5" office:value-type="string">
            <text:p text:style-name="P1">0.3000</text:p>
          </table:table-cell>
          <table:table-cell table:style-name="Table2.C3" office:value-type="string">
            <text:p text:style-name="P1">8.1000</text:p>
          </table:table-cell>
          <table:table-cell table:style-name="Table2.F5" office:value-type="string">
            <text:p text:style-name="P1">0.9000</text:p>
          </table:table-cell>
          <table:table-cell table:style-name="Table2.G5" office:value-type="string">
            <text:p text:style-name="P1">0.5000</text:p>
          </table:table-cell>
          <table:table-cell table:style-name="Table2.H5" office:value-type="string">
            <text:p text:style-name="P1">1.7000</text:p>
          </table:table-cell>
        </table:table-row>
        <table:table-row>
          <table:covered-table-cell/>
          <table:table-cell table:style-name="Table2.A3" office:value-type="string">
            <text:p text:style-name="P3">4</text:p>
          </table:table-cell>
          <table:table-cell table:style-name="Table2.C6" office:value-type="string">
            <text:p text:style-name="P4">0</text:p>
          </table:table-cell>
          <table:table-cell table:style-name="Table2.D6" office:value-type="string">
            <text:p text:style-name="P1">1.1000</text:p>
          </table:table-cell>
          <table:table-cell table:style-name="Table2.E6" office:value-type="string">
            <text:p text:style-name="P1">0.3000</text:p>
          </table:table-cell>
          <table:table-cell table:style-name="Table2.C3" office:value-type="string">
            <text:p text:style-name="P1">20.0000</text:p>
          </table:table-cell>
          <table:table-cell table:style-name="Table2.G6" office:value-type="string">
            <text:p text:style-name="P1">0.1000</text:p>
          </table:table-cell>
          <table:table-cell table:style-name="Table2.H6" office:value-type="string">
            <text:p text:style-name="P1">0.3000</text:p>
          </table:table-cell>
        </table:table-row>
        <table:table-row>
          <table:covered-table-cell/>
          <table:table-cell table:style-name="Table2.A3" office:value-type="string">
            <text:p text:style-name="P3">5</text:p>
          </table:table-cell>
          <table:table-cell table:style-name="Table2.C7" office:value-type="string">
            <text:p text:style-name="P1">1.8000</text:p>
          </table:table-cell>
          <table:table-cell table:style-name="Table2.D7" office:value-type="string">
            <text:p text:style-name="P1">2.5000</text:p>
          </table:table-cell>
          <table:table-cell table:style-name="Table2.E7" office:value-type="string">
            <text:p text:style-name="P1">0.4000</text:p>
          </table:table-cell>
          <table:table-cell table:style-name="Table2.F7" office:value-type="string">
            <text:p text:style-name="P1">0.6000</text:p>
          </table:table-cell>
          <table:table-cell table:style-name="Table2.C3" office:value-type="string">
            <text:p text:style-name="P1">7.1000</text:p>
          </table:table-cell>
          <table:table-cell table:style-name="Table2.H7" office:value-type="string">
            <text:p text:style-name="P1">0.9000</text:p>
          </table:table-cell>
        </table:table-row>
        <table:table-row>
          <table:covered-table-cell/>
          <table:table-cell table:style-name="Table2.A3" office:value-type="string">
            <text:p text:style-name="P3">6</text:p>
          </table:table-cell>
          <table:table-cell table:style-name="Table2.C8" office:value-type="string">
            <text:p text:style-name="P1">0.1000</text:p>
          </table:table-cell>
          <table:table-cell table:style-name="Table2.D8" office:value-type="string">
            <text:p text:style-name="P1">0.1000</text:p>
          </table:table-cell>
          <table:table-cell table:style-name="Table2.E8" office:value-type="string">
            <text:p text:style-name="P1">1.6000</text:p>
          </table:table-cell>
          <table:table-cell table:style-name="Table2.F8" office:value-type="string">
            <text:p text:style-name="P1">1.1000</text:p>
          </table:table-cell>
          <table:table-cell table:style-name="Table2.G8" office:value-type="string">
            <text:p text:style-name="P1">0.7000</text:p>
          </table:table-cell>
          <table:table-cell table:style-name="Table2.H8" office:value-type="string">
            <text:p text:style-name="P1">17.4000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3"/>
        <table:table-column table:style-name="Table3.H"/>
        <table:table-header-rows>
          <table:table-row>
            <table:table-cell table:style-name="Table3.A1" table:number-rows-spanned="2" table:number-columns-spanned="2" office:value-type="string">
              <text:p text:style-name="P5">Six single-output networks</text:p>
            </table:table-cell>
            <table:covered-table-cell/>
            <table:table-cell table:style-name="Table3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3.C2" office:value-type="string">
            <text:p text:style-name="P6">1</text:p>
          </table:table-cell>
          <table:table-cell table:style-name="Table3.C2" office:value-type="string">
            <text:p text:style-name="P6">2</text:p>
          </table:table-cell>
          <table:table-cell table:style-name="Table3.C2" office:value-type="string">
            <text:p text:style-name="P6">3</text:p>
          </table:table-cell>
          <table:table-cell table:style-name="Table3.C2" office:value-type="string">
            <text:p text:style-name="P6">4</text:p>
          </table:table-cell>
          <table:table-cell table:style-name="Table3.C2" office:value-type="string">
            <text:p text:style-name="P6">5</text:p>
          </table:table-cell>
          <table:table-cell table:style-name="Table3.H2" office:value-type="string">
            <text:p text:style-name="P6">6</text:p>
          </table:table-cell>
        </table:table-row>
        <table:table-row>
          <table:table-cell table:style-name="Table3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3.A3" office:value-type="string">
            <text:p text:style-name="P3">1</text:p>
          </table:table-cell>
          <table:table-cell table:style-name="Table3.C3" office:value-type="string">
            <text:p text:style-name="P1">8.8000</text:p>
          </table:table-cell>
          <table:table-cell table:style-name="Table3.D3" office:value-type="string">
            <text:p text:style-name="P1"/>
          </table:table-cell>
          <table:table-cell table:style-name="Table3.E3" office:value-type="string">
            <text:p text:style-name="P1"/>
          </table:table-cell>
          <table:table-cell table:style-name="Table3.F3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2</text:p>
          </table:table-cell>
          <table:table-cell table:style-name="Table3.C4" office:value-type="string">
            <text:p text:style-name="P1">1.5000</text:p>
          </table:table-cell>
          <table:table-cell table:style-name="Table3.C3" office:value-type="string">
            <text:p text:style-name="P1"/>
          </table:table-cell>
          <table:table-cell table:style-name="Table3.E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G4" office:value-type="string">
            <text:p text:style-name="P1"/>
          </table:table-cell>
          <table:table-cell table:style-name="Table3.H4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3</text:p>
          </table:table-cell>
          <table:table-cell table:style-name="Table3.C5" office:value-type="string">
            <text:p text:style-name="P1">0.9000 <text:s/></text:p>
          </table:table-cell>
          <table:table-cell table:style-name="Table3.D5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F5" office:value-type="string">
            <text:p text:style-name="P1"/>
          </table:table-cell>
          <table:table-cell table:style-name="Table3.G5" office:value-type="string">
            <text:p text:style-name="P1"/>
          </table:table-cell>
          <table:table-cell table:style-name="Table3.H5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4</text:p>
          </table:table-cell>
          <table:table-cell table:style-name="Table3.C6" office:value-type="string">
            <text:p text:style-name="P1">0.1000 <text:s/></text:p>
          </table:table-cell>
          <table:table-cell table:style-name="Table3.D6" office:value-type="string">
            <text:p text:style-name="P1"/>
          </table:table-cell>
          <table:table-cell table:style-name="Table3.E6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G6" office:value-type="string">
            <text:p text:style-name="P1"/>
          </table:table-cell>
          <table:table-cell table:style-name="Table3.H6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5</text:p>
          </table:table-cell>
          <table:table-cell table:style-name="Table3.C7" office:value-type="string">
            <text:p text:style-name="P1">2.0000 </text:p>
          </table:table-cell>
          <table:table-cell table:style-name="Table3.D7" office:value-type="string">
            <text:p text:style-name="P1"/>
          </table:table-cell>
          <table:table-cell table:style-name="Table3.E7" office:value-type="string">
            <text:p text:style-name="P1"/>
          </table:table-cell>
          <table:table-cell table:style-name="Table3.F7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H7" office:value-type="string">
            <text:p text:style-name="P1"/>
          </table:table-cell>
        </table:table-row>
        <table:table-row>
          <table:covered-table-cell/>
          <table:table-cell table:style-name="Table3.A3" office:value-type="string">
            <text:p text:style-name="P3">6</text:p>
          </table:table-cell>
          <table:table-cell table:style-name="Table3.C8" office:value-type="string">
            <text:p text:style-name="P1">0.3000 </text:p>
          </table:table-cell>
          <table:table-cell table:style-name="Table3.D8" office:value-type="string">
            <text:p text:style-name="P1"/>
          </table:table-cell>
          <table:table-cell table:style-name="Table3.E8" office:value-type="string">
            <text:p text:style-name="P1"/>
          </table:table-cell>
          <table:table-cell table:style-name="Table3.F8" office:value-type="string">
            <text:p text:style-name="P1"/>
          </table:table-cell>
          <table:table-cell table:style-name="Table3.G8" office:value-type="string">
            <text:p text:style-name="P1"/>
          </table:table-cell>
          <table:table-cell table:style-name="Table3.H8" office:value-type="string">
            <text:p text:style-name="P1"/>
          </table:table-cell>
        </table:table-row>
      </table:table>
      <text:p text:style-name="P1"/>
      <text:p text:style-name="P1"/>
      <text:p text:style-name="P1"><text:bookmark-end text:name="__DdeLink__69_1564693661"/><text:s text:c="4"/><text:bookmark-start text:name="__DdeLink__71_1564693661"/>8.8000<text:bookmark-end text:name="__DdeLink__71_1564693661"/> <text:s text:c="3"/>1.5000 <text:s text:c="3"/>0.8000 <text:s text:c="3"/>0.5000 <text:s text:c="3"/>1.5000 <text:s text:c="3"/>0.2000</text:p>
      <text:p text:style-name="P1"><text:s text:c="4"/><text:bookmark-start text:name="__DdeLink__73_1564693661"/>1.5000<text:bookmark-end text:name="__DdeLink__73_1564693661"/> <text:s text:c="2"/>14.6000 <text:s text:c="3"/>0.6000 <text:s text:c="3"/>1.1000 <text:s text:c="3"/>1.7000 <text:s text:c="3"/>0.4000</text:p>
      <text:p text:style-name="P1"><text:s text:c="4"/><text:bookmark-start text:name="__DdeLink__75_1564693661"/>0.9000 <text:s/><text:bookmark-end text:name="__DdeLink__75_1564693661"/><text:s text:c="2"/>0.8000 <text:s text:c="3"/>8.4000 <text:s text:c="3"/>0.5000 <text:s text:c="3"/>0.5000 <text:s text:c="3"/>0.9000</text:p>
      <text:p text:style-name="P1"><text:s text:c="4"/><text:bookmark-start text:name="__DdeLink__77_1564693661"/>0.1000 <text:s/><text:bookmark-end text:name="__DdeLink__77_1564693661"/><text:s text:c="2"/>0.7000 <text:s text:c="3"/>0.2000 <text:s text:c="2"/>19.8000 <text:s text:c="3"/>0.7000 <text:s text:c="3"/>0.3000</text:p>
      <text:p text:style-name="P1"><text:s text:c="3"/><text:bookmark-start text:name="__DdeLink__79_1564693661"/><text:s/>2.0000 <text:bookmark-end text:name="__DdeLink__79_1564693661"/><text:s text:c="3"/>2.3000 <text:s text:c="3"/>0.9000 <text:s text:c="3"/>0.7000 <text:s text:c="3"/>7.1000 <text:s text:c="3"/>0.3000</text:p>
      <text:p text:style-name="P1"><text:s text:c="4"/><text:bookmark-start text:name="__DdeLink__81_1564693661"/>0.3000 <text:bookmark-end text:name="__DdeLink__81_1564693661"/><text:s text:c="3"/>0.5000 <text:s text:c="3"/>1.3000 <text:s text:c="3"/>0.6000 <text:s text:c="3"/>0.3000 <text:s text:c="2"/>18.0000</text:p>
      <text:p text:style-name="P1"/>
      <text:p text:style-name="P1"/>
      <text:p text:style-name="P1">10 neurons, 10 epochs:</text:p>
      <text:p text:style-name="P1"/>
      <text:p text:style-name="P1">stats1 = </text:p>
      <text:p text:style-name="P1"/>
      <text:p text:style-name="P1"><text:s text:c="16"/>confusion_matrix: [6x6 double]</text:p>
      <text:p text:style-name="P1"><text:s text:c="9"/>avg_classification_rate: 0.7869</text:p>
      <text:p text:style-name="P1"><text:s text:c="16"/>avg_recall_rates: [61.7743 83.2581 66.4504 92.3264 60.3357 89.4623]</text:p>
      <text:p text:style-name="P1"><text:soft-page-break/><text:s text:c="13"/>avg_precision_rates: [77.4884 72.2483 76.6190 86.5152 72.4719 85.3797]</text:p>
      <text:p text:style-name="P1"><text:s text:c="6"/>avg_F1_measures_over_folds: [66.6774 76.8723 70.2985 89.0285 64.4577 86.9227]</text:p>
      <text:p text:style-name="P1"><text:s text:c="4"/>avg_F1_measures_over_classes: [72.6237 78.0079 84.7913 71.4017 80.3233 73.5349 71.8203 74.2069 74.8413 75.5437]</text:p>
      <text:p text:style-name="P1"/>
      <text:p text:style-name="P1"/>
      <text:p text:style-name="P1">stats6 = </text:p>
      <text:p text:style-name="P1"/>
      <text:p text:style-name="P1"><text:s text:c="16"/>confusion_matrix: [6x6 double]</text:p>
      <text:p text:style-name="P1"><text:s text:c="9"/>avg_classification_rate: 0.7771</text:p>
      <text:p text:style-name="P1"><text:s text:c="16"/>avg_recall_rates: [65.4349 78.0897 69.1129 93.7518 56.7884 85.9893]</text:p>
      <text:p text:style-name="P1"><text:s text:c="13"/>avg_precision_rates: [66.2541 75.5658 74.8974 84.7144 61.5224 88.6029]</text:p>
      <text:p text:style-name="P1"><text:s text:c="6"/>avg_F1_measures_over_folds: [65.0937 76.4244 71.6020 88.6767 58.4402 86.9276]</text:p>
      <text:p text:style-name="P1"><text:s text:c="4"/>avg_F1_measures_over_classes: [76.9234 71.0913 79.1156 68.9328 82.2380 72.9575 69.2556 76.6410 74.5167 73.602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19T21:26:56</meta:creation-date>
    <dc:date>2012-11-19T21:49:05</dc:date>
    <dc:creator>Tina Liu</dc:creator>
    <meta:editing-duration>PT2M22S</meta:editing-duration>
    <meta:editing-cycles>5</meta:editing-cycles>
    <meta:generator>LibreOffice/3.5$Linux_X86_64 LibreOffice_project/350m1$Build-2</meta:generator>
    <meta:document-statistic meta:table-count="3" meta:image-count="0" meta:object-count="0" meta:page-count="2" meta:paragraph-count="101" meta:word-count="233" meta:character-count="2048" meta:non-whitespace-character-count="1553"/>
  </office:meta>
</office:document-meta>
</file>